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61a2"/>
    </style:style>
    <style:style style:name="T1" style:family="text">
      <style:text-properties officeooo:rsid="000461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Transport</text:span></text:p>
      <text:p text:style-name="P1"><text:span text:style-name="T1"><text:tab/>Integer erstelleLieferung(LieferdetailsTyp lieferung);</text:span></text:p>
      <text:p text:style-name="P1"><text:span text:style-name="T1"><text:tab/>LiefererungStatusTyp holeLieferdetails(Integer Liefernummer);</text:span></text:p>
      <text:p text:style-name="P1"><text:span text:style-name="T1"><text:tab/>bool stoniereLieferung(Integer Liefernummer);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18:57:40.44</meta:creation-date>
    <dc:date>2013-04-10T19:11:11.40</dc:date>
    <meta:editing-duration>PT4S</meta:editing-duration>
    <meta:editing-cycles>2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4" meta:word-count="10" meta:character-count="173" meta:non-whitespace-character-count="164"/>
  </office:meta>
</office:document-meta>
</file>